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1" style:family="table">
      <style:table-properties style:width="5.7396in" fo:margin-left="0.5458in" fo:margin-right="0.6396in" table:align="margins"/>
    </style:style>
    <style:style style:name="Table1.A" style:family="table-column">
      <style:table-column-properties style:column-width="2.5424in" style:rel-column-width="29027*"/>
    </style:style>
    <style:style style:name="Table1.B" style:family="table-column">
      <style:table-column-properties style:column-width="3.1972in" style:rel-column-width="36508*"/>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7396in" fo:margin-left="0.5458in" fo:margin-right="0.6396in" table:align="margins"/>
    </style:style>
    <style:style style:name="Table2.A" style:family="table-column">
      <style:table-column-properties style:column-width="2.5424in" style:rel-column-width="29032*"/>
    </style:style>
    <style:style style:name="Table2.B" style:family="table-column">
      <style:table-column-properties style:column-width="3.1972in" style:rel-column-width="36503*"/>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Nimbus Sans L" fo:font-weight="bold" style:font-weight-asian="bold" style:font-weight-complex="bold"/>
    </style:style>
    <style:style style:name="P13" style:family="paragraph" style:parent-style-name="Body">
      <style:paragraph-properties fo:margin-left="0in" fo:margin-right="0in" fo:text-indent="0in" style:auto-text-indent="false"/>
    </style:style>
    <style:style style:name="P14" style:family="paragraph" style:parent-style-name="Figure">
      <style:paragraph-properties fo:margin-left="0.802in" fo:margin-right="0in" fo:text-indent="-0.7917in" style:auto-text-indent="false">
        <style:tab-stops>
          <style:tab-stop style:position="0.802in"/>
        </style:tab-stops>
      </style:paragraph-properties>
    </style:style>
    <style:style style:name="P15" style:family="paragraph" style:parent-style-name="Heading_20_1" style:list-style-name="L1"/>
    <style:style style:name="P16" style:family="paragraph" style:parent-style-name="Heading_20_2" style:list-style-name="L1"/>
    <style:style style:name="P17" style:family="paragraph" style:parent-style-name="ChapterTitle" style:master-page-name="First_20_Page">
      <style:paragraph-properties style:page-number="auto"/>
    </style:style>
    <style:style style:name="P18" style:family="paragraph">
      <style:paragraph-properties fo:text-align="center"/>
    </style:style>
    <style:style style:name="P19" style:family="paragraph">
      <style:text-properties fo:font-size="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wrap="none" style:vertical-pos="from-top" style:vertical-rel="paragraph"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Graphics">
      <style:graphic-properties fo:margin-top="0in" fo:margin-bottom="0.3in" style:vertical-pos="top" style:vertical-rel="paragraph" style:horizontal-pos="center" style:horizontal-rel="paragraph"/>
    </style:style>
    <style:style style:name="fr4" style:family="graphic" style:parent-style-name="Frame">
      <style:graphic-properties style:wrap="none" style:vertical-pos="bottom" style:vertical-rel="page" style:horizontal-pos="center" style:horizontal-rel="paragraph" style:flow-with-text="true"/>
    </style:style>
    <style:style style:name="fr5" style:family="graphic" style:parent-style-name="Frame">
      <style:graphic-properties fo:margin-top="0.0799in" fo:margin-bottom="0.2799in" style:wrap="none" style:vertical-pos="from-top" style:vertical-rel="paragraph" style:horizontal-pos="center" style:horizontal-rel="paragraph"/>
    </style:style>
    <style:style style:name="fr6" style:family="graphic" style:parent-style-name="Frame">
      <style:graphic-properties fo:margin-top="0.0799in" fo:margin-bottom="0.2799in" style:wrap="none" style:vertical-pos="bottom" style:vertical-rel="paragraph-content" style:horizontal-pos="center" style:horizontal-rel="paragraph"/>
    </style:style>
    <style:style style:name="fr7" style:family="graphic" style:parent-style-name="Frame">
      <style:graphic-properties fo:margin-top="0.0799in" fo:margin-bottom="0.2799in" style:wrap="none" style:vertical-pos="bottom" style:vertical-rel="paragraph-content" style:horizontal-pos="center" style:horizontal-rel="paragraph" style:shadow="none"/>
    </style:style>
    <style:style style:name="fr8" style:family="graphic" style:parent-style-name="Frame">
      <style:graphic-properties style:wrap="left" style:number-wrapped-paragraphs="no-limit" style:vertical-pos="from-top" style:vertical-rel="paragraph" style:horizontal-pos="from-left" style:horizontal-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svg:stroke-width="0.0799in" draw:marker-start-width="0.2598in" draw:marker-end-width="0.2598in" draw:textarea-horizontal-align="center" draw:textarea-vertical-align="middle" fo:padding-top="0.0398in" fo:padding-bottom="0.0398in" fo:padding-left="0.0398in" fo:padding-right="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draw:marker-start="Arrow"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draw:marker-start="" draw:marker-end="Arrow"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3335in" style:run-through="foreground"/>
    </style:style>
    <style:style style:name="gr29" style:family="graphic">
      <style:graphic-properties draw:marker-end="Arrow" draw:textarea-horizontal-align="center" draw:textarea-vertical-align="middle" style:run-through="foreground"/>
    </style:style>
    <style:style style:name="gr30" style:family="graphic">
      <style:graphic-properties draw:stroke="none" svg:stroke-color="#000000" draw:fill="none" draw:fill-color="#ffffff" fo:min-height="0.2602in" style:run-through="foreground"/>
    </style:style>
    <style:style style:name="gr31" style:family="graphic">
      <style:graphic-properties draw:textarea-horizontal-align="center" draw:textarea-vertical-align="middle" style:run-through="foreground"/>
    </style:style>
    <style:style style:name="gr32" style:family="graphic">
      <style:graphic-properties draw:marker-start="Arrow" draw:marker-end="" draw:textarea-horizontal-align="center" draw:textarea-vertical-align="middle" style:run-through="foreground"/>
    </style:style>
    <style:style style:name="gr33" style:family="graphic">
      <style:graphic-properties draw:stroke="none" svg:stroke-color="#000000" draw:marker-end="Arrowheads_20_2" draw:fill="none" draw:fill-color="#ffffff" fo:min-height="0.2602in" style:run-through="foreground"/>
    </style:style>
    <style:style style:name="gr34" style:family="graphic">
      <style:graphic-properties draw:marker-end="Arrowheads_20_2" draw:textarea-horizontal-align="center" draw:textarea-vertical-align="middle" style:run-through="foreground"/>
    </style:style>
    <style:style style:name="gr35" style:family="graphic">
      <style:graphic-properties draw:marker-end="Arrowheads_20_1" draw:textarea-horizontal-align="center" draw:textarea-vertical-align="middle" style:run-through="foreground"/>
    </style:style>
    <style:style style:name="gr36" style:family="graphic">
      <style:graphic-properties draw:marker-start="Arrow" draw:textarea-horizontal-align="center" draw:textarea-vertical-align="middle" style:run-through="foreground"/>
    </style:style>
    <style:style style:name="gr37" style:family="graphic">
      <style:graphic-properties draw:stroke="none" svg:stroke-color="#000000" draw:fill="none" draw:fill-color="#ffffff" fo:min-height="0.3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3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10">
        <draw:text-box fo:min-height="0.2in">
          <text:p text:style-name="Frame_20_contents"/>
          <text:p text:style-name="Figure">Figure <text:sequence text:ref-name="refFigure0" text:name="Figure" text:formula="ooow:Figure+1" style:num-format="1">1-1</text:sequence>-:</text:p>
        </draw:text-box>
      </draw:frame>
      <text:h text:style-name="P17" text:outline-level="1">Introduction to VisIt</text:h>
      <text:list xml:id="list1126163186" text:style-name="L1">
        <text:list-item>
          <text:h text:style-name="P15" text:outline-level="2">Overview</text:h>
        </text:list-item>
      </text:list>
      <text:p text:style-name="Body">VisIt is a free, open source, platform independent, distributed, parallel, visualization tool for visualizing data defined on two- and three-dimensional structured and unstructured meshes. VisIt's distributed architecture allows it to leverage both the compute power of a large parallel computer and the graphics acceleration hardware of a local workstation. VisIt's user interface is often run locally on a Windows, Linux, or MacOS X desktop computer while its compute engine component runs in parallel on a remote computer. VisIt's distributed architecture allows VisIt to visualize simulation data where it was generated, eliminating the need to move the data to a visualization server. VisIt can be controlled by its Graphical User Interface (GUI), through the Python and Java programming languages, or from a custom user interface that you develop yourself. More information about VisIt can be found online at <text:span text:style-name="Internet_20_link"><text:span text:style-name="T1">https://wci.llnl.gov/codes/visit/.</text:span></text:span></text:p>
      <text:p text:style-name="Body">This manual explains how to use the VisIt GUI. You will be given a brief overview on how VisIt works and then you will be shown how to start and use VisIt.</text:p>
      <text:list xml:id="list1681761544" text:continue-numbering="true" text:style-name="L1">
        <text:list-item>
          <text:h text:style-name="P15" text:outline-level="2">Manual chapters</text:h>
        </text:list-item>
      </text:list>
      <text:p text:style-name="Body">This manual is broken down into the following chapters:</text:p>
      <table:table table:name="Table1" table:style-name="Table1">
        <table:table-column table:style-name="Table1.A"/>
        <table:table-column table:style-name="Table1.B"/>
        <table:table-row table:style-name="Table1.1">
          <table:table-cell table:style-name="Table1.A1" office:value-type="string">
            <text:p text:style-name="Standard">Chapter title</text:p>
          </table:table-cell>
          <table:table-cell table:style-name="Table1.B1" office:value-type="string">
            <text:p text:style-name="Standard">Chapter description</text:p>
          </table:table-cell>
        </table:table-row>
        <table:table-row table:style-name="Table1.1">
          <table:table-cell table:style-name="Table1.A2" office:value-type="string">
            <text:p text:style-name="P12"><text:span text:style-name="ChapterName">Introduction</text:span></text:p>
          </table:table-cell>
          <table:table-cell table:style-name="Table1.B2" office:value-type="string">
            <text:p text:style-name="Standard">This chapter.</text:p>
          </table:table-cell>
        </table:table-row>
        <table:table-row table:style-name="Table1.1">
          <table:table-cell table:style-name="Table1.A2" office:value-type="string">
            <text:p text:style-name="Standard"><text:span text:style-name="ChapterName">Working with files</text:span></text:p>
          </table:table-cell>
          <table:table-cell table:style-name="Table1.B2" office:value-type="string">
            <text:p text:style-name="Standard">Describes how to select and open files for visualization.</text:p>
          </table:table-cell>
        </table:table-row>
        <table:table-row table:style-name="Table1.1">
          <table:table-cell table:style-name="Table1.A2" office:value-type="string">
            <text:p text:style-name="Standard"><text:span text:style-name="ChapterName">Plots</text:span></text:p>
          </table:table-cell>
          <table:table-cell table:style-name="Table1.B2" office:value-type="string">
            <text:p text:style-name="Standard">Describes the concept of a plot and how to create them as well as detailed information about all VisIt plots.</text:p>
          </table:table-cell>
        </table:table-row>
        <table:table-row table:style-name="Table1.1">
          <table:table-cell table:style-name="Table1.A2" office:value-type="string">
            <text:p text:style-name="Standard"><text:span text:style-name="ChapterName">Operators</text:span></text:p>
          </table:table-cell>
          <table:table-cell table:style-name="Table1.B2" office:value-type="string">
            <text:p text:style-name="Standard">Describes the concept of an operator and how to create them as well as information on all VisIt operators.</text:p>
          </table:table-cell>
        </table:table-row>
        <table:table-row table:style-name="Table1.1">
          <table:table-cell table:style-name="Table1.A2" office:value-type="string">
            <text:p text:style-name="Standard"><text:span text:style-name="ChapterName">Saving and Printing</text:span></text:p>
          </table:table-cell>
          <table:table-cell table:style-name="Table1.B2" office:value-type="string">
            <text:p text:style-name="Standard">Describes how to save and print images.</text:p>
          </table:table-cell>
        </table:table-row>
        <table:table-row table:style-name="Table1.1">
          <table:table-cell table:style-name="Table1.A2" office:value-type="string">
            <text:p text:style-name="Standard"><text:span text:style-name="ChapterName">Visualization windows</text:span></text:p>
          </table:table-cell>
          <table:table-cell table:style-name="Table1.B2" office:value-type="string">
            <text:p text:style-name="Standard">Describes how to interact with VisIt's visualization windows.</text:p>
          </table:table-cell>
        </table:table-row>
        <text:soft-page-break/>
        <table:table-row table:style-name="Table1.1">
          <table:table-cell table:style-name="Table1.A2" office:value-type="string">
            <text:p text:style-name="Standard"><text:span text:style-name="ChapterName">Subsetting</text:span></text:p>
          </table:table-cell>
          <table:table-cell table:style-name="Table1.B2" office:value-type="string">
            <text:p text:style-name="Standard">Describes the concept of a subset and tells how to create subsets.</text:p>
          </table:table-cell>
        </table:table-row>
        <table:table-row table:style-name="Table1.1">
          <table:table-cell table:style-name="Table1.A2" office:value-type="string">
            <text:p text:style-name="Standard"><text:span text:style-name="ChapterName">Quantitative Analysis</text:span></text:p>
          </table:table-cell>
          <table:table-cell table:style-name="Table1.B2" office:value-type="string">
            <text:p text:style-name="Standard">Describes how to extract quantitative data from visualizations. This includes pick and reference lines.</text:p>
          </table:table-cell>
        </table:table-row>
        <table:table-row table:style-name="Table1.1">
          <table:table-cell table:style-name="Table1.A2" office:value-type="string">
            <text:p text:style-name="Standard"><text:span text:style-name="ChapterName">Making it Pretty</text:span></text:p>
          </table:table-cell>
          <table:table-cell table:style-name="Table1.B2" office:value-type="string">
            <text:p text:style-name="Standard">Describes how to improve the presentation quality of visualizations using colors, annotations, lighting and view.</text:p>
          </table:table-cell>
        </table:table-row>
        <table:table-row table:style-name="Table1.1">
          <table:table-cell table:style-name="Table1.A2" office:value-type="string">
            <text:p text:style-name="Standard"><text:span text:style-name="ChapterName">Animation and Keyframing</text:span></text:p>
          </table:table-cell>
          <table:table-cell table:style-name="Table1.B2" office:value-type="string">
            <text:p text:style-name="Standard">Describes how to view time varying databases as animations.</text:p>
          </table:table-cell>
        </table:table-row>
        <table:table-row table:style-name="Table1.1">
          <table:table-cell table:style-name="Table1.A2" office:value-type="string">
            <text:p text:style-name="Standard"><text:span text:style-name="ChapterName">Interactive Tools</text:span></text:p>
          </table:table-cell>
          <table:table-cell table:style-name="Table1.B2" office:value-type="string">
            <text:p text:style-name="Standard">Describes how to interactively slice plots using VisIt's interactive tools.</text:p>
          </table:table-cell>
        </table:table-row>
        <table:table-row table:style-name="Table1.1">
          <table:table-cell table:style-name="Table1.A2" office:value-type="string">
            <text:p text:style-name="Standard"><text:span text:style-name="ChapterName">Multiple Databases and Windows</text:span></text:p>
          </table:table-cell>
          <table:table-cell table:style-name="Table1.B2" office:value-type="string">
            <text:p text:style-name="Standard">Describes how to use database correlations and how to visualize databases using multiple visualization windows.</text:p>
          </table:table-cell>
        </table:table-row>
        <table:table-row table:style-name="Table1.1">
          <table:table-cell table:style-name="Table1.A2" office:value-type="string">
            <text:p text:style-name="Standard"><text:span text:style-name="ChapterName">Remote visualization</text:span></text:p>
          </table:table-cell>
          <table:table-cell table:style-name="Table1.B2" office:value-type="string">
            <text:p text:style-name="Standard">Describes how to run VisIt's compute engine on remote computers.</text:p>
          </table:table-cell>
        </table:table-row>
        <table:table-row table:style-name="Table1.1">
          <table:table-cell table:style-name="Table1.A2" office:value-type="string">
            <text:p text:style-name="Standard"><text:span text:style-name="ChapterName">Preferences</text:span></text:p>
          </table:table-cell>
          <table:table-cell table:style-name="Table1.B2" office:value-type="string">
            <text:p text:style-name="Standard">Describes how to set GUI look and feel preferences.</text:p>
          </table:table-cell>
        </table:table-row>
        <table:table-row table:style-name="Table1.1">
          <table:table-cell table:style-name="Table1.A2" office:value-type="string">
            <text:p text:style-name="Standard"><text:span text:style-name="ChapterName">Help</text:span></text:p>
          </table:table-cell>
          <table:table-cell table:style-name="Table1.B2" office:value-type="string">
            <text:p text:style-name="Standard">Describes how to use VisIt's on line help.</text:p>
          </table:table-cell>
        </table:table-row>
        <table:table-row table:style-name="Table1.1">
          <table:table-cell table:style-name="Table1.A2" office:value-type="string">
            <text:p text:style-name="Standard"><text:span text:style-name="ChapterName">Appendix A</text:span></text:p>
          </table:table-cell>
          <table:table-cell table:style-name="Table1.B2" office:value-type="string">
            <text:p text:style-name="Standard">Describes VisIt's command line options.</text:p>
          </table:table-cell>
        </table:table-row>
        <table:table-row table:style-name="Table1.1">
          <table:table-cell table:style-name="Table1.A2" office:value-type="string">
            <text:p text:style-name="Standard"><text:span text:style-name="ChapterName">Appendix B</text:span></text:p>
          </table:table-cell>
          <table:table-cell table:style-name="Table1.B2" office:value-type="string">
            <text:p text:style-name="Standard">Describes how to set up password-less ssh.</text:p>
          </table:table-cell>
        </table:table-row>
        <table:table-row table:style-name="Table1.1">
          <table:table-cell table:style-name="Table1.A2" office:value-type="string">
            <text:p text:style-name="Standard"><text:span text:style-name="ChapterName">Appendix C</text:span></text:p>
          </table:table-cell>
          <table:table-cell table:style-name="Table1.B2" office:value-type="string">
            <text:p text:style-name="Standard">Describes how to install VisIt.</text:p>
          </table:table-cell>
        </table:table-row>
      </table:table>
      <text:p text:style-name="Standard"/>
      <text:list xml:id="list84208347" text:continue-numbering="true" text:style-name="L1">
        <text:list-item>
          <text:h text:style-name="P15" text:outline-level="2">Manual conventions</text:h>
        </text:list-item>
      </text:list>
      <text:p text:style-name="Body">This manual uses the following conventions:</text:p>
      <table:table table:name="Table2" table:style-name="Table2">
        <table:table-column table:style-name="Table2.A"/>
        <table:table-column table:style-name="Table2.B"/>
        <table:table-row table:style-name="Table2.1">
          <table:table-cell table:style-name="Table2.A1" office:value-type="string">
            <text:p text:style-name="P12"><text:span text:style-name="GUIText">Element</text:span></text:p>
          </table:table-cell>
          <table:table-cell table:style-name="Table2.B1" office:value-type="string">
            <text:p text:style-name="Standard">All GUI elements, like windows, menus, and buttons will use <text:span text:style-name="GUIText">bold sans-serif</text:span>.</text:p>
          </table:table-cell>
        </table:table-row>
        <table:table-row table:style-name="Table2.1">
          <table:table-cell table:style-name="Table2.A2" office:value-type="string">
            <text:p text:style-name="P11"><text:span text:style-name="ChapterName">Chapters</text:span></text:p>
          </table:table-cell>
          <table:table-cell table:style-name="Table2.B2" office:value-type="string">
            <text:p text:style-name="Standard">All references to other chapters will use <text:span text:style-name="ChapterName">Bold Times</text:span>.</text:p>
          </table:table-cell>
        </table:table-row>
        <table:table-row table:style-name="Table2.1">
          <table:table-cell table:style-name="Table2.A2" office:value-type="string">
            <text:p text:style-name="Standard"><text:span text:style-name="Emphasis">Documents</text:span></text:p>
          </table:table-cell>
          <table:table-cell table:style-name="Table2.B2" office:value-type="string">
            <text:p text:style-name="Standard">All document names will be <text:span text:style-name="Emphasis">italicized</text:span>.</text:p>
          </table:table-cell>
        </table:table-row>
        <table:table-row table:style-name="Table2.1">
          <table:table-cell table:style-name="Table2.A2" office:value-type="string">
            <text:p text:style-name="Table_20_Contents"><text:span text:style-name="Internet_20_link">Hyperlinks</text:span></text:p>
          </table:table-cell>
          <table:table-cell table:style-name="Table2.B2" office:value-type="string">
            <text:p text:style-name="Table_20_Contents">All hyperlinks will be underlined.</text:p>
          </table:table-cell>
        </table:table-row>
      </table:table>
      <text:list xml:id="list2143148456" text:continue-numbering="true" text:style-name="L1">
        <text:list-item>
          <text:h text:style-name="P15" text:outline-level="2"><text:soft-page-break/>Understanding how VisIt works</text:h>
        </text:list-item>
      </text:list>
      <text:p text:style-name="Body">VisIt visualizes data by creating one or more plots in a visualization window, also known as a vis window. A plot is a visual representation of the data being examined. Examples of plots include Mesh plots, Contour plots and Pseudocolor plots. Plots take as input one or more scalar or vector variables, which you can modify, by applying operators before passing them to a plot. Examples of operators include arithmetic operations or taking slices through the mesh. It is also possible to restrict the visualization of the data to subsets of the mesh.</text:p>
      <text:p text:style-name="Body">VisIt supports up to 16 visualization windows. Each vis window is independent of the other vis windows. VisIt uses an active window concept; all changes made in VisIt's <text:span text:style-name="GUIText">Main Window</text:span> or one of its popup windows apply to the currently active vis window.</text:p>
      <text:p text:style-name="Body">VisIt reads its data and performs most of its processing in compute engine processes. A compute engine is launched on each machine where data to be visualized is located. The <text:span text:style-name="GUIText">Host Profiles Window</text:span> is used to specify properties about the compute engines for different machines, such as the number of processors to use when running the engine. The status of a compute engine is displayed in the <text:span text:style-name="GUIText">Compute Engines Window</text:span>. The <text:span text:style-name="GUIText">Compute Engines Window</text:span> can also be used to interrupt pending operations.</text:p>
      <text:p text:style-name="Body">VisIt's architecture can be broken down into four main components, though there are some other less important components. The first component, and the one covered by this document, is the GUI. The GUI provides the user interface and menus that let you easily choose what to visualize. The Viewer displays all of the visualizations in its vis windows and is responsible for keeping track of VisIt's state and for talking to the rest of VisIt's components. Both the GUI and the Viewer are meant to run on the local client computer so they can take advantage of the client computer's fast graphics hardware. The next two components can also be run on the client computer but they are more often run on a remote, parallel computer or cluster where the data files were generated. The first such component is the database server, which is responsible for reading the remote file system and passing information about the files there to the GUI on the local computer. The database server also opens a file to determine its list of variables and other metadata that are useful in creating visualizations. Finally, the compute engine is the component that actually reads the data files, processes them, and sends back either images or geometry to be drawn by the viewer using the local computer's fast graphics hardware. <text:s/><text:sequence-ref text:reference-format="category-and-value" text:ref-name="refFigure1">Figure 1-2</text:sequence-ref> shows connections between VisIt components.</text:p>
      <text:p text:style-name="Standard"><draw:frame draw:style-name="fr2" draw:name="Frame1" text:anchor-type="paragraph" svg:y="0in" svg:width="5.7764in" draw:z-index="20"><draw:text-box fo:min-height="5.1516in"><text:p text:style-name="Frame_20_contents"><draw:frame draw:style-name="fr9" draw:name="graphics2" text:anchor-type="paragraph" svg:x="2.5283in" svg:y="0.0909in" svg:width="2.0909in" svg:height="2.1256in" draw:z-index="21"><draw:image xlink:href="../images/Intro/vis_win.png" xlink:type="simple" xlink:show="embed" xlink:actuate="onLoad"/></draw:frame><draw:frame draw:style-name="fr9" draw:name="graphics1" text:anchor-type="paragraph" svg:x="1.3154in" svg:y="0.0728in" svg:width="0.8173in" svg:height="2.1437in" draw:z-index="36"><draw:image xlink:href="../images/Intro/main_window.png" xlink:type="simple" xlink:show="embed" xlink:actuate="onLoad"/></draw:frame><draw:frame text:anchor-type="paragraph" draw:z-index="35" draw:style-name="gr26" svg:width="1.4795in" svg:height="0.2921in" svg:x="0.128in" svg:y="2.7575in"><draw:text-box><text:p>Remote computer</text:p></draw:text-box></draw:frame><draw:frame text:anchor-type="paragraph" draw:z-index="34" draw:style-name="gr25" svg:width="1.6461in" svg:height="0.2606in" svg:x="0.1071in" svg:y="2.2992in"><draw:text-box><text:p>Local computer</text:p></draw:text-box></draw:frame><draw:line text:anchor-type="paragraph" draw:z-index="33" draw:style-name="gr15" draw:text-style-name="P18" svg:x1="1.7874in" svg:y1="3.7055in" svg:x2="1.7874in" svg:y2="3.2764in"><text:p/></draw:line><draw:line text:anchor-type="paragraph" draw:z-index="32" draw:style-name="gr24" draw:text-style-name="P18" svg:x1="2.3602in" svg:y1="4.1118in" svg:x2="3.2539in" svg:y2="4.1118in"><text:p/></draw:line><draw:line text:anchor-type="paragraph" draw:z-index="31" draw:style-name="gr23" draw:text-style-name="P18" svg:x1="4.1in" svg:y1="3.6287in" svg:x2="4.1in" svg:y2="2.2161in"><text:p/></draw:line><draw:line text:anchor-type="paragraph" draw:z-index="30" draw:style-name="gr23" draw:text-style-name="P18" svg:x1="3.4437in" svg:y1="2.9224in" svg:x2="3.4437in" svg:y2="2.2161in"><text:p/></draw:line><draw:line text:anchor-type="paragraph" draw:z-index="29" draw:style-name="gr23" draw:text-style-name="P18" svg:x1="2.7043in" svg:y1="2.9224in" svg:x2="2.7043in" svg:y2="2.2161in"><text:p/></draw:line><draw:line text:anchor-type="paragraph" draw:z-index="28" draw:style-name="gr23" draw:text-style-name="P18" svg:x1="1.4646in" svg:y1="2.9661in" svg:x2="1.4646in" svg:y2="2.2161in"><text:p/></draw:line><draw:line text:anchor-type="paragraph" draw:z-index="27" draw:style-name="gr22" draw:text-style-name="P18" svg:x1="1.9957in" svg:y1="1.4866in" svg:x2="2.7146in" svg:y2="1.4866in"><text:p/></draw:line><draw:line text:anchor-type="paragraph" draw:z-index="26" draw:style-name="gr21" draw:text-style-name="P18" svg:x1="0.128in" svg:y1="2.6327in" svg:x2="5.2878in" svg:y2="2.6327in"><text:p/></draw:line><draw:custom-shape text:anchor-type="paragraph" draw:z-index="25" draw:style-name="gr20" draw:text-style-name="P18" svg:width="1.6669in" svg:height="0.3543in" svg:x="1.2146in" svg:y="2.922in"><text:p text:style-name="P18">Database server</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4" draw:style-name="gr20" draw:text-style-name="P18" svg:width="0.9378in" svg:height="0.365in" svg:x="2.9543in" svg:y="2.922in"><text:p text:style-name="P18">VCL</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3" draw:style-name="gr20" draw:text-style-name="P18" svg:width="2.063in" svg:height="0.948in" svg:x="3.2543in" svg:y="3.6283in"><text:p text:style-name="P18">Parallel Compute Engine</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2" draw:style-name="gr20" draw:text-style-name="P18" svg:width="1.1878in" svg:height="0.9276in" svg:x="1.1728in" svg:y="3.6181in"><text:p text:style-name="P18">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1" text:name="Figure" text:formula="ooow:Figure+1" style:num-format="1">1-2</text:sequence>:VisIt's architecture</text:p></draw:text-box></draw:frame><text:soft-page-break/></text:p>
      <text:list xml:id="list50589014" text:continue-numbering="true" text:style-name="L1">
        <text:list-item>
          <text:h text:style-name="P15" text:outline-level="2">Starting VisIt</text:h>
        </text:list-item>
      </text:list>
      <text:p text:style-name="Body">You can invoke VisIt from the command line on UNIX and MacOS X platforms by typing: <text:span text:style-name="T2">visit </text:span><text:span text:style-name="T3">. It is worth noting that VisIt must currently be launched from the Terminal application on MacOS X, though launching via double-clicking will one day be possible.</text:span></text:p>
      <text:p text:style-name="Body">On the Windows platform, the VisIt installation program adds a VisIt program group to the Windows Start menu and it adds a VisIt shortcut to the desktop. You can double-click on the desktop shortcut or use the VisIt option in the Start menu's VisIt program group to launch VisIt. In addition to creating shortcuts, the VisIt installation program creates file associations for <text:span text:style-name="T1">.silo</text:span>, <text:span text:style-name="T1">.visit</text:span>, and <text:span text:style-name="T1">.session/.vses</text:span> files so double-clicking on files with those extensions opens them with VisIt.</text:p>
      <text:p text:style-name="Body">When you run VisIt at the command line, you can provide various command line options, which are listed in <text:span text:style-name="ChapterName">Appendix A</text:span>. It is best to have VisIt in your default search path instead of specifying <text:soft-page-break/>the absolute path to VisIt when starting it. Having VisIt in your default search path isn't important when VisIt is run locally, but VisIt may not run properly in distributed mode if the <text:span text:style-name="T2">visit</text:span> command isn't in your default search path on all the machines on which you are running VisIt. When VisIt first launches, it opens two windows that fill as much of the screen as possible. <text:sequence-ref text:reference-format="category-and-value" text:ref-name="refFigure2">Figure 1-3</text:sequence-ref> contains the most common window layout.</text:p>
      <text:list xml:id="list1891217886" text:continue-numbering="true" text:style-name="L1">
        <text:list-item>
          <text:h text:style-name="P15" text:outline-level="2"><draw:frame draw:style-name="fr3" draw:name="Frame4" text:anchor-type="paragraph" svg:width="4.9917in" draw:z-index="37"><draw:text-box fo:min-height="5.0425in"><text:p text:style-name="Frame_20_contents"/><text:p text:style-name="Frame_20_contents"><draw:frame draw:style-name="fr9" draw:name="graphics7" text:anchor-type="paragraph" svg:x="0.0673in" svg:y="0.6602in" svg:width="1.2201in" svg:height="3.4799in" draw:z-index="38"><draw:image xlink:href="../images/Intro/main_window.png" xlink:type="simple" xlink:show="embed" xlink:actuate="onLoad"/></draw:frame><draw:g text:anchor-type="paragraph" draw:z-index="41" draw:style-name="gr1"><draw:g draw:style-name="gr2"><draw:frame draw:style-name="gr28" svg:width="1.6776in" svg:height="0.3335in" svg:x="0.5181in" svg:y="0.1134in"><draw:text-box><text:p>VisIt Main Window</text:p></draw:text-box></draw:frame><draw:frame draw:style-name="gr28" svg:width="1.6776in" svg:height="0.3335in" svg:x="2.487in" svg:y="0.1134in"><draw:text-box><text:p>Vis Window</text:p></draw:text-box></draw:frame></draw:g><draw:line draw:style-name="gr29" draw:text-style-name="P18" svg:x1="2.8409in" svg:y1="0.2854in" svg:x2="2.8409in" svg:y2="0.7075in"><text:p/></draw:line></draw:g></text:p><text:p text:style-name="Frame_20_contents"><draw:line text:anchor-type="paragraph" draw:z-index="40" draw:style-name="gr27" draw:text-style-name="P18" svg:x1="1.039in" svg:y1="0.0465in" svg:x2="1.039in" svg:y2="0.4685in"><text:p/></draw:line></text:p><text:p text:style-name="Figure"><draw:frame draw:style-name="fr9" draw:name="graphics8" text:anchor-type="paragraph" svg:x="1.2866in" svg:y="0.1102in" svg:width="3.0756in" svg:height="3.2299in" draw:z-index="39"><draw:image xlink:href="../images/Intro/vis_win.png" xlink:type="simple" xlink:show="embed" xlink:actuate="onLoad"/></draw:frame></text:p><text:p text:style-name="Figure">Figure <text:sequence text:ref-name="refFigure2" text:name="Figure" text:formula="ooow:Figure+1" style:num-format="1">1-3</text:sequence>:VisIt windows</text:p></draw:text-box></draw:frame>The <text:alphabetical-index-mark-start text:id="IMark429263164"/>Main Window<text:alphabetical-index-mark-end text:id="IMark429263164"/></text:h>
        </text:list-item>
      </text:list>
      <text:p text:style-name="Body">VisIt's <text:alphabetical-index-mark-start text:id="IMark429263164"/><text:span text:style-name="GUIText">Main Window</text:span><text:alphabetical-index-mark-end text:id="IMark429263164"/>, shown in <text:sequence-ref text:reference-format="category-and-value" text:ref-name="refFigure3">Figure 1-4</text:sequence-ref>, contains three main areas: the <text:alphabetical-index-mark-start text:id="IMark429261340"/><text:span text:style-name="GUIText">File panel</text:span><text:alphabetical-index-mark-end text:id="IMark429261340"/>, <text:alphabetical-index-mark-start text:id="IMark429263116"/><text:span text:style-name="GUIText">Plot Manager</text:span><text:alphabetical-index-mark-end text:id="IMark429263116"/>, and <text:alphabetical-index-mark-start text:id="IMark429262972"/><text:span text:style-name="GUIText">Notepad </text:span>area<text:alphabetical-index-mark-end text:id="IMark429262972"/>. The <text:span text:style-name="GUIText">File panel </text:span>is located at the top of the <text:span text:style-name="GUIText">Main Window</text:span> and it allows you to open databases and set the active time step for animations. The middle area of the <text:span text:style-name="GUIText">Main Window</text:span> is the<text:span text:style-name="GUIText"> Plot Manager </text:span>area. The <text:span text:style-name="GUIText">Plot Manager</text:span> area contains controls that allow you to create and modify plots and operators. The bottom area of the <text:span text:style-name="GUIText">Main Window</text:span> is the <text:span text:style-name="GUIText">Notepad</text:span> area. The <text:span text:style-name="GUIText">Notepad</text:span> area is a blank area to which various VisIt windows can post. Each time a window posts to the <text:span text:style-name="GUIText">Notepad</text:span> area, a new tab is created in the <text:span text:style-name="GUIText">Notepad</text:span> and the posted window's contents are added to the new tab. Clicking on a tab in the notebook displays a posted <text:soft-page-break/>window so that it can be used.</text:p>
      <text:p text:style-name="Body"><draw:frame draw:style-name="fr4" draw:name="Frame5" text:anchor-type="paragraph" svg:width="6in" svg:height="8.3909in" draw:z-index="42"><draw:text-box><text:p text:style-name="Frame_20_contents"><draw:frame draw:style-name="fr9" draw:name="graphics9" text:anchor-type="paragraph" svg:x="1.7736in" svg:y="0.5937in" svg:width="2.6402in" svg:height="7.5in" draw:z-index="43"><draw:image xlink:href="../images/Intro/main_window.png" xlink:type="simple" xlink:show="embed" xlink:actuate="onLoad"/></draw:frame></text:p><text:p text:style-name="Frame_20_contents"/><text:p text:style-name="Figure"><draw:g text:anchor-type="paragraph" draw:z-index="44" draw:style-name="gr1"><draw:frame draw:style-name="gr30" draw:text-style-name="P19" svg:width="1.2087in" svg:height="0.2606in" svg:x="0.2in" svg:y="3.5047in"><draw:text-box><text:p><text:span text:style-name="T4">Active plots list</text:span></text:p></draw:text-box></draw:frame><draw:frame draw:style-name="gr30" draw:text-style-name="P19" svg:width="1.2087in" svg:height="0.3205in" svg:x="0.2in" svg:y="2.7173in"><draw:text-box><text:p><text:span text:style-name="T4">Active window selector and indicator</text:span></text:p></draw:text-box></draw:frame><draw:frame draw:style-name="gr30" draw:text-style-name="P19" svg:width="1.2087in" svg:height="0.2606in" svg:x="0.2in" svg:y="1.1425in"><draw:text-box><text:p><text:span text:style-name="T4">Selected files list</text:span></text:p></draw:text-box></draw:frame><draw:frame draw:style-name="gr30" draw:text-style-name="P19" svg:width="1.2087in" svg:height="0.2606in" svg:x="0.2in" svg:y="0.3547in"><draw:text-box><text:p><text:span text:style-name="T4">File pulldown menu</text:span></text:p></draw:text-box></draw:frame><draw:frame draw:style-name="gr30" draw:text-style-name="P19" svg:width="1.2087in" svg:height="0.3205in" svg:x="0.6374in" svg:y="-0.4327in"><draw:text-box><text:p><text:span text:style-name="T4">Controls pulldown menu</text:span></text:p></draw:text-box></draw:frame><draw:frame draw:style-name="gr30" draw:text-style-name="P19" svg:width="1.2087in" svg:height="0.3205in" svg:x="1.7752in" svg:y="-0.4327in"><draw:text-box><text:p><text:span text:style-name="T4">Options pulldown menu</text:span></text:p></draw:text-box></draw:frame><draw:frame draw:style-name="gr30" draw:text-style-name="P19" svg:width="1.2087in" svg:height="0.3205in" svg:x="2.8228in" svg:y="-0.4327in"><draw:text-box><text:p><text:span text:style-name="T4">Windows pulldown menu</text:span></text:p></draw:text-box></draw:frame><draw:frame draw:style-name="gr30" draw:text-style-name="P19" svg:width="1.2087in" svg:height="0.2606in" svg:x="4.1374in" svg:y="-0.4327in"><draw:text-box><text:p><text:span text:style-name="T4">Help pulldown menu</text:span></text:p></draw:text-box></draw:frame><draw:g draw:style-name="gr2"><draw:frame draw:style-name="gr30" draw:text-style-name="P19" svg:width="1.2087in" svg:height="0.2606in" svg:x="0.1654in" svg:y="6.1445in"><draw:text-box><text:p><text:span text:style-name="T4">Status bar</text:span></text:p></draw:text-box></draw:frame><draw:g draw:style-name="gr2"><draw:line draw:style-name="gr31" draw:text-style-name="P18" svg:x1="0.7583in" svg:y1="6.2346in" svg:x2="1.3736in" svg:y2="6.2346in"><text:p/></draw:line><draw:line draw:style-name="gr32" draw:text-style-name="P18" svg:x1="1.8728in" svg:y1="7.3382in" svg:x2="1.3736in" svg:y2="6.2346in"><text:p/></draw:line></draw:g></draw:g><draw:g draw:style-name="gr2"><draw:frame draw:style-name="gr33" draw:text-style-name="P19" svg:width="1.2087in" svg:height="0.2606in" svg:x="0.2in" svg:y="5.0799in"><draw:text-box><text:p><text:span text:style-name="T4">Notepad area</text:span></text:p></draw:text-box></draw:frame><draw:line draw:style-name="gr34" draw:text-style-name="P18" svg:x1="0.939in" svg:y1="5.1846in" svg:x2="2.2445in" svg:y2="5.1846in"><text:p/></draw:line></draw:g><draw:g draw:style-name="gr2"><draw:frame draw:style-name="gr33" draw:text-style-name="P19" svg:width="1.5524in" svg:height="0.3205in" svg:x="0.2in" svg:y="3.9in"><draw:text-box><text:p><text:span text:style-name="T4">Plot and operator selection area</text:span></text:p></draw:text-box></draw:frame><draw:line draw:style-name="gr34" draw:text-style-name="P18" svg:x1="0.5846in" svg:y1="4.1807in" svg:x2="1.8276in" svg:y2="4.1807in"><text:p/></draw:line></draw:g><draw:line draw:style-name="gr35" draw:text-style-name="P18" svg:x1="1.0571in" svg:y1="3.6248in" svg:x2="1.9945in" svg:y2="3.622in"><text:p/></draw:line><draw:line draw:style-name="gr29" draw:text-style-name="P18" svg:x1="0.9528in" svg:y1="3.0626in" svg:x2="1.7736in" svg:y2="3.0626in"><text:p/></draw:line><draw:line draw:style-name="gr29" draw:text-style-name="P18" svg:x1="1.0917in" svg:y1="1.2535in" svg:x2="1.8209in" svg:y2="1.2535in"><text:p/></draw:line><draw:line draw:style-name="gr29" draw:text-style-name="P18" svg:x1="1.2654in" svg:y1="0.4626in" svg:x2="1.8071in" svg:y2="0.2819in"><text:p/></draw:line><draw:line draw:style-name="gr29" draw:text-style-name="P18" svg:x1="1.0917in" svg:y1="-0.1138in" svg:x2="2.2654in" svg:y2="0.1846in"><text:p/></draw:line><draw:line draw:style-name="gr36" draw:text-style-name="P18" svg:x1="2.6748in" svg:y1="0.1917in" svg:x2="2.2791in" svg:y2="-0.211in"><text:p/></draw:line><draw:line draw:style-name="gr29" draw:text-style-name="P18" svg:x1="3.252in" svg:y1="-0.2181in" svg:x2="3.1409in" svg:y2="0.1846in"><text:p/></draw:line><draw:line draw:style-name="gr29" draw:text-style-name="P18" svg:x1="4.1378in" svg:y1="-0.25in" svg:x2="3.5016in" svg:y2="0.2016in"><text:p/></draw:line><draw:frame draw:style-name="gr30" draw:text-style-name="P19" svg:width="0.8406in" svg:height="0.3205in" svg:x="4.9925in" svg:y="6.1445in"><draw:text-box><text:p><text:span text:style-name="T4">Output indicator</text:span></text:p></draw:text-box></draw:frame><draw:g draw:style-name="gr2"><draw:line draw:style-name="gr31" draw:text-style-name="P18" svg:x1="5.0272in" svg:y1="6.2346in" svg:x2="4.5992in" svg:y2="6.2346in"><text:p/></draw:line><draw:line draw:style-name="gr32" draw:text-style-name="P18" svg:x1="4.2516in" svg:y1="7.3382in" svg:x2="4.5988in" svg:y2="6.2346in"><text:p/></draw:line></draw:g></draw:g></text:p><text:p text:style-name="Figure"/><text:p text:style-name="Figure"/><text:p text:style-name="Figure"/><text:p text:style-name="Figure"/><text:p text:style-name="Figure"/><text:p text:style-name="Figure"/><text:p text:style-name="Figure">Figure <text:sequence text:ref-name="refFigure3" text:name="Figure" text:formula="ooow:Figure+1" style:num-format="1">1-4</text:sequence>:VisIt's Main Window</text:p></draw:text-box></draw:frame><text:soft-page-break/></text:p>
      <text:list xml:id="list691250908" text:continue-numbering="true" text:style-name="L1">
        <text:list-item>
          <text:list>
            <text:list-item>
              <text:h text:style-name="P16" text:outline-level="3"><text:soft-page-break/><text:alphabetical-index-mark-start text:id="IMark429262972"/>Posting a window<text:alphabetical-index-mark-end text:id="IMark429262972"/></text:h>
            </text:list-item>
          </text:list>
        </text:list-item>
      </text:list>
      <text:p text:style-name="Body">Windows that have a <text:span text:style-name="GUIText">Post</text:span> button can be posted to the <text:span text:style-name="GUIText">Main Window's Notepad</text:span> area. Clicking on a window's <text:span text:style-name="GUIText">Post</text:span> button hides the window and adds its controls to a new tab in the <text:span text:style-name="GUIText">Notepad</text:span> area. Posting windows allows you to have several windows active at the same time without cluttering the screen. When a window is posted, its <text:span text:style-name="GUIText">Post</text:span> button turns to an <text:alphabetical-index-mark-start text:id="IMark429262972"/><text:span text:style-name="GUIText">UnPost</text:span> button<text:alphabetical-index-mark-end text:id="IMark429262972"/> that, when clicked, removes the posted window from the <text:span text:style-name="GUIText">Notepad</text:span> area and displays the window in its own window. <text:sequence-ref text:reference-format="category-and-value" text:ref-name="refFigure4">Figure 1-5</text:sequence-ref> shows an example of a window with a <text:span text:style-name="GUIText">Post</text:span> button and also shows the same window when it is posted to the <text:span text:style-name="GUIText">Notepad</text:span> area.</text:p>
      <text:list xml:id="list2012664286" text:continue-numbering="true" text:style-name="L1">
        <text:list-item>
          <text:list>
            <text:list-item>
              <text:h text:style-name="P16" text:outline-level="3"><draw:frame draw:style-name="fr5" draw:name="Frame3" text:anchor-type="paragraph" svg:y="0.15in" svg:width="5.7925in" draw:z-index="11"><draw:text-box fo:min-height="3.7925in"><text:p text:style-name="Frame_20_contents"/><text:p text:style-name="Frame_20_contents"><draw:frame draw:style-name="fr9" draw:name="graphics5" text:anchor-type="paragraph" svg:x="0.1098in" svg:y="0.2654in" svg:width="2.25in" svg:height="1.6299in" draw:z-index="12"><draw:image xlink:href="../images/Intro/animation.png" xlink:type="simple" xlink:show="embed" xlink:actuate="onLoad"/></draw:frame><draw:frame text:anchor-type="paragraph" draw:z-index="14" draw:style-name="gr16" svg:width="2.2315in" svg:height="0.276in" svg:x="0.128in" svg:y="-0.0209in"><draw:text-box><text:p>Animation window</text:p></draw:text-box></draw:frame><draw:frame text:anchor-type="paragraph" draw:z-index="15" draw:style-name="gr17" svg:width="2.9803in" svg:height="0.2406in" svg:x="2.5339in" svg:y="-0.0209in"><draw:text-box><text:p>Posted window</text:p></draw:text-box></draw:frame></text:p><text:p text:style-name="Frame_20_contents"><draw:frame draw:style-name="fr9" draw:name="graphics6" text:anchor-type="paragraph" svg:x="2.5146in" svg:y="0.0083in" svg:width="3in" svg:height="2.1701in" draw:z-index="13"><draw:image xlink:href="../images/Intro/postedanimation.png" xlink:type="simple" xlink:show="embed" xlink:actuate="onLoad"/></draw:frame><draw:line text:anchor-type="paragraph" draw:z-index="18" draw:style-name="gr15" draw:text-style-name="P18" svg:x1="1.378in" svg:y1="2.4035in" svg:x2="1.378in" svg:y2="1.5598in"><text:p/></draw:line><draw:line text:anchor-type="paragraph" draw:z-index="19" draw:style-name="gr15" draw:text-style-name="P18" svg:x1="4.2736in" svg:y1="2.4035in" svg:x2="4.2736in" svg:y2="2.0283in"><text:p/></draw:line></text:p><text:p text:style-name="Frame_20_contents"><draw:frame text:anchor-type="paragraph" draw:z-index="16" draw:style-name="gr18" svg:width="1.3024in" svg:height="0.2295in" svg:x="0.9925in" svg:y="-0.0591in"><draw:text-box><text:p>Post button</text:p></draw:text-box></draw:frame><draw:frame text:anchor-type="paragraph" draw:z-index="17" draw:style-name="gr19" svg:width="1.7713in" svg:height="0.2531in" svg:x="3.8362in" svg:y="-0.0591in"><draw:text-box><text:p>Unpost button</text:p></draw:text-box></draw:frame></text:p><text:p text:style-name="Figure">Figure <text:sequence text:ref-name="refFigure4" text:name="Figure" text:formula="ooow:Figure+1" style:num-format="1">1-5</text:sequence>:Animation window and Post button</text:p></draw:text-box></draw:frame><text:alphabetical-index-mark-start text:id="IMark429262972" text:key1="Main menu"/>Using the main menu<text:alphabetical-index-mark-end text:id="IMark429262972"/></text:h>
            </text:list-item>
          </text:list>
        </text:list-item>
      </text:list>
      <text:p text:style-name="Body">VisIt's <text:span text:style-name="GUIText">Main Menu</text:span> contains five menu options that allow you to access many of VisIt's most useful features. Each menu option displays a submenu when you click it. The options in the submenus perform an action such as saving an image. Menu options that contain a name followed by ellipsis open another VisIt window. Some menu options have keyboard shortcuts that activate windows. The <text:span text:style-name="GUIText">File</text:span> menu contains options that open VisIt windows that allow you to open files, manage compute engines and host profiles, save images, and print images. The <text:span text:style-name="GUIText">Controls</text:span> menu contains options that open VisIt windows that, for the most part, set the look and feel of VisIt's visualization windows. The colors, annotations, lighting, and view can be set through some of the options available in the <text:span text:style-name="GUIText">Controls</text:span> menu. The <text:span text:style-name="GUIText">Options</text:span> menu contains options that allow you to set the appearance of the GUI, manage VisIt plugins, and save VisIt's settings to a configuration file. The <text:span text:style-name="GUIText">Windows</text:span> menu contains controls that manage visualization windows. The <text:span text:style-name="GUIText">Help</text:span> menu <text:soft-page-break/>provides options for viewing online help, VisIt's copyright agreement, and release notes which describe the major enhancements and fixes in each new version of VisIt. The options for each menu are shown in <text:sequence-ref text:reference-format="category-and-value" text:ref-name="refFigure5">Figure 1-6</text:sequence-ref> and will be described in detail later in this manual.</text:p>
      <text:p text:style-name="P13"><draw:frame draw:style-name="fr6" draw:name="Frame6" text:anchor-type="paragraph" svg:width="6.7209in" draw:z-index="45"><draw:text-box fo:min-height="6.2681in"><text:p text:style-name="Frame_20_contents"><draw:frame draw:style-name="fr9" draw:name="graphics14" text:anchor-type="paragraph" svg:x="2.3571in" svg:y="3.0626in" svg:width="2.5902in" svg:height="2.45in" draw:z-index="50"><draw:image xlink:href="../images/Intro/helpmenu.png" xlink:type="simple" xlink:show="embed" xlink:actuate="onLoad"/></draw:frame><draw:frame draw:style-name="fr9" draw:name="graphics13" text:anchor-type="paragraph" svg:x="0.1083in" svg:y="3.052in" svg:width="2.15in" svg:height="2.45in" draw:z-index="49"><draw:image xlink:href="../images/Intro/windowmenu.png" xlink:type="simple" xlink:show="embed" xlink:actuate="onLoad"/></draw:frame><draw:frame draw:style-name="fr9" draw:name="graphics12" text:anchor-type="paragraph" svg:x="4.5799in" svg:y="0.2402in" svg:width="2.1402in" svg:height="2.45in" draw:z-index="48"><draw:image xlink:href="../images/Intro/optionsmenu.png" xlink:type="simple" xlink:show="embed" xlink:actuate="onLoad"/></draw:frame><draw:frame draw:style-name="fr9" draw:name="graphics11" text:anchor-type="paragraph" svg:x="2.3382in" svg:y="0.2398in" svg:width="2.1701in" svg:height="2.45in" draw:z-index="47"><draw:image xlink:href="../images/Intro/controlsmenu.png" xlink:type="simple" xlink:show="embed" xlink:actuate="onLoad"/></draw:frame><draw:frame draw:style-name="fr9" draw:name="graphics10" text:anchor-type="paragraph" svg:x="0.1083in" svg:y="0.2398in" svg:width="2.15in" svg:height="2.45in" draw:z-index="46"><draw:image xlink:href="../images/Intro/filemenu.png" xlink:type="simple" xlink:show="embed" xlink:actuate="onLoad"/></draw:frame><draw:frame text:anchor-type="paragraph" draw:z-index="55" draw:style-name="gr26" svg:width="2.1776in" svg:height="0.2921in" svg:x="2.3516in" svg:y="5.5591in"><draw:text-box><text:p>Help menu</text:p></draw:text-box></draw:frame><draw:frame text:anchor-type="paragraph" draw:z-index="54" draw:style-name="gr40" svg:width="2.1358in" svg:height="0.3232in" svg:x="0.1327in" svg:y="5.5591in"><draw:text-box><text:p>Windows menu</text:p></draw:text-box></draw:frame><draw:frame text:anchor-type="paragraph" draw:z-index="53" draw:style-name="gr39" svg:width="2.1406in" svg:height="0.4012in" svg:x="4.5799in" svg:y="2.6898in"><draw:text-box><text:p>Options menu</text:p></draw:text-box></draw:frame><draw:frame text:anchor-type="paragraph" draw:z-index="52" draw:style-name="gr38" svg:width="2.1906in" svg:height="0.374in" svg:x="2.3382in" svg:y="2.689in"><draw:text-box><text:p>Controls menu</text:p></draw:text-box></draw:frame><draw:frame text:anchor-type="paragraph" draw:z-index="51" draw:style-name="gr37" svg:width="2.1496in" svg:height="0.3634in" svg:x="0.1083in" svg:y="2.689in"><draw:text-box><text:p>File menu</text:p></draw:text-box></draw:frame></text:p><text:p text:style-name="Frame_20_contents"/><text:p text:style-name="Frame_20_contents"/><text:p text:style-name="Figure">Figure <text:sequence text:ref-name="refFigure5" text:name="Figure" text:formula="ooow:Figure+1" style:num-format="1">1-6</text:sequence>: VisIt's main menus</text:p></draw:text-box></draw:frame></text:p>
      <text:p text:style-name="Body">The <text:span text:style-name="GUIText">Main Menu</text:span> and the <text:span text:style-name="GUIText">Plot and operator</text:span> menu are merged in the MacOS X version of VisIt because MacOS X applications always have all menus in the system menu along the top of the display. </text:p>
      <text:p text:style-name="Body"><draw:frame draw:style-name="fr7" draw:name="Frame7" text:anchor-type="paragraph" svg:width="5in" draw:z-index="56"><draw:text-box fo:min-height="4.7634in"><text:p text:style-name="Frame_20_contents"><draw:frame draw:style-name="fr9" draw:name="graphics15" text:anchor-type="paragraph" svg:x="0in" svg:y="0.1457in" svg:width="5in" svg:height="3.75in" draw:z-index="57"><draw:image xlink:href="../images/Intro/macmainmenu.png" xlink:type="simple" xlink:show="embed" xlink:actuate="onLoad"/></draw:frame></text:p><text:p text:style-name="P14">Figure <text:sequence text:ref-name="refFigure6" text:name="Figure" text:formula="ooow:Figure+1" style:num-format="1">1-7</text:sequence>: Main Menu and Plot and Operator menu are combined on MacOS X</text:p></draw:text-box></draw:frame><text:soft-page-break/></text:p>
      <text:list xml:id="list1731431058" text:continue-numbering="true" text:style-name="L1">
        <text:list-item>
          <text:list>
            <text:list-item>
              <text:h text:style-name="P16" text:outline-level="3"><draw:frame draw:style-name="fr8" draw:name="Frame2" text:anchor-type="paragraph" svg:x="3.3909in" svg:y="5.0783in" svg:width="3.5008in" draw:z-index="0"><draw:text-box fo:min-height="2.6528in"><text:p text:style-name="Frame_20_contents"><draw:frame draw:style-name="fr10" draw:name="graphics3" text:anchor-type="paragraph" svg:width="3.0429in" style:rel-width="90%" svg:height="1.45in" style:rel-height="scale" draw:z-index="3"><draw:image xlink:href="../images/Intro/outputwindow.png" xlink:type="simple" xlink:show="embed" xlink:actuate="onLoad"/></draw:frame><draw:frame draw:style-name="fr9" draw:name="graphics4" text:anchor-type="paragraph" svg:x="1.5236in" svg:y="1.7709in" svg:width="1.1457in" svg:height="0.5417in" draw:z-index="4"><draw:image xlink:href="../images/Intro/outputindicator.png" xlink:type="simple" xlink:show="embed" xlink:actuate="onLoad"/></draw:frame><draw:frame text:anchor-type="paragraph" draw:z-index="5" draw:style-name="gr12" svg:width="1.3335in" svg:height="0.2087in" svg:x="1.5028in" svg:y="1.5028in"><draw:text-box><text:p>Output indicator</text:p></draw:text-box></draw:frame><draw:frame text:anchor-type="paragraph" draw:z-index="6" draw:style-name="gr13" svg:width="1.2189in" svg:height="0.2189in" svg:x="0.1382in" svg:y="1.7217in"><draw:text-box><text:p>Unread message</text:p></draw:text-box></draw:frame><draw:frame text:anchor-type="paragraph" draw:z-index="7" draw:style-name="gr14" svg:width="1.198in" svg:height="0.1925in" svg:x="0.1591in" svg:y="2.0134in"><draw:text-box><text:p>No messages</text:p></draw:text-box></draw:frame><draw:line text:anchor-type="paragraph" draw:z-index="8" draw:style-name="gr15" draw:text-style-name="P18" svg:x1="1.2634in" svg:y1="1.8571in" svg:x2="2.3154in" svg:y2="1.8673in"><text:p/></draw:line><draw:line text:anchor-type="paragraph" draw:z-index="9" draw:style-name="gr15" draw:text-style-name="P18" svg:x1="1.0965in" svg:y1="2.1382in" svg:x2="1.6382in" svg:y2="2.1382in"><text:p/></draw:line></text:p><text:p text:style-name="Figure">Figure <text:sequence text:ref-name="refFigure7" text:name="Figure" text:formula="ooow:Figure+1" style:num-format="1">1-8</text:sequence>: Output window and output indicator</text:p></draw:text-box></draw:frame><text:alphabetical-index-mark text:string-value="Status messages"/>Viewing status messages</text:h>
            </text:list-item>
          </text:list>
        </text:list-item>
      </text:list>
      <text:p text:style-name="Body">VisIt informs the user of its progress as it creates a visualization. As work is completed, status messages are displayed in the bottom of the <text:alphabetical-index-mark-start text:id="IMark429262972"/><text:span text:style-name="GUIText">Main Window</text:span> <text:alphabetical-index-mark-end text:id="IMark429262972"/>in the status bar. In addition to status messages, VisIt sometimes displays error or warning messages. These messages are displayed in the <text:alphabetical-index-mark-start text:id="IMark429263980"/><text:span text:style-name="GUIText">Output Window</text:span><text:alphabetical-index-mark-end text:id="IMark429263980"/>, shown in <text:sequence-ref text:reference-format="category-and-value" text:ref-name="refFigure7">Figure 1-8</text:sequence-ref>. To open the <text:span text:style-name="GUIText">Output Window</text:span>, click the <text:alphabetical-index-mark-start text:id="IMark429262444"/><text:span text:style-name="GUIText">Output Indicator</text:span> <text:alphabetical-index-mark-end text:id="IMark429262444"/>in the lower, right hand corner of the <text:span text:style-name="GUIText">Main Window</text:span>. When the <text:span text:style-name="GUIText">Output Window</text:span> contains an unread message, the <text:span text:style-name="GUIText">Output Indicator</text:span> changes colors from blue to red.</text:p>
      <text:list xml:id="list1656075109" text:continue-numbering="true" text:style-name="L1">
        <text:list-item>
          <text:list>
            <text:list-item>
              <text:h text:style-name="P16" text:outline-level="3"><text:soft-page-break/><text:alphabetical-index-mark-start text:id="IMark429262444"/>Applying settings<text:alphabetical-index-mark-end text:id="IMark429262444"/></text:h>
            </text:list-item>
          </text:list>
        </text:list-item>
      </text:list>
      <text:p text:style-name="Body"><draw:frame draw:style-name="fr6" draw:name="Frame8" text:anchor-type="paragraph" svg:width="6.0091in" draw:z-index="58"><draw:text-box fo:min-height="2.9917in"><text:p text:style-name="Frame_20_contents"><draw:frame draw:style-name="fr9" draw:name="graphics17" text:anchor-type="paragraph" svg:x="0.1252in" svg:y="1.3543in" svg:width="4.25in" svg:height="0.9791in" draw:z-index="60"><draw:image xlink:href="../images/Intro/autoupdate.png" xlink:type="simple" xlink:show="embed" xlink:actuate="onLoad"/></draw:frame><draw:frame draw:style-name="fr9" draw:name="graphics16" text:anchor-type="paragraph" svg:x="0.1146in" svg:y="0.052in" svg:width="3.8543in" svg:height="1.0311in" draw:z-index="59"><draw:image xlink:href="../images/Intro/applybutton.png" xlink:type="simple" xlink:show="embed" xlink:actuate="onLoad"/></draw:frame><draw:line text:anchor-type="paragraph" draw:z-index="64" draw:style-name="gr27" draw:text-style-name="P18" svg:x1="5.0606in" svg:y1="1.689in" svg:x2="4.1752in" svg:y2="1.689in"><text:p/></draw:line><draw:line text:anchor-type="paragraph" draw:z-index="63" draw:style-name="gr27" draw:text-style-name="P18" svg:x1="5.0602in" svg:y1="0.7823in" svg:x2="1.4665in" svg:y2="0.772in"><text:p/></draw:line><draw:frame text:anchor-type="paragraph" draw:z-index="62" draw:style-name="gr41" svg:width="1.198in" svg:height="0.3543in" svg:x="5.0602in" svg:y="1.5598in"><draw:text-box><text:p>Auto update</text:p></draw:text-box></draw:frame><draw:frame text:anchor-type="paragraph" draw:z-index="61" draw:style-name="gr41" svg:width="1.198in" svg:height="0.3543in" svg:x="5.0602in" svg:y="0.6472in"><draw:text-box><text:p>Apply button</text:p></draw:text-box></draw:frame></text:p><text:p text:style-name="Frame_20_contents"/><text:p text:style-name="Figure">Figure <text:sequence text:ref-name="refFigure8" text:name="Figure" text:formula="ooow:Figure+1" style:num-format="1">1-9</text:sequence>: Apply button and Auto update check box</text:p></draw:text-box></draw:frame>When using one of VisIt's control windows, you must click the <text:span text:style-name="GUIText">Apply</text:span> button for the new settings to take effect. All control windows have an <text:span text:style-name="GUIText">Apply</text:span> button in the lower left corner of the window. By default, new settings are not applied until the <text:span text:style-name="GUIText">Apply</text:span> button is clicked because it is more efficient to make several changes and then apply them at once. VisIt has a mode called <text:span text:style-name="T1">auto update</text:span> that makes all changes in settings take place immediately. <text:span text:style-name="GUIText">Auto update</text:span> is not enabled by default because it can cause plots to be regenerated each time settings change and for the database sizes for which VisIt is designed, auto update may not always make sense. If you prefer to have new settings apply immediately, you can enable auto update by clicking on the <text:alphabetical-index-mark-start text:id="IMark429262444"/><text:span text:style-name="GUIText">Auto update</text:span><text:alphabetical-index-mark-end text:id="IMark429262444"/> check box in the middle of the <text:alphabetical-index-mark-start text:id="IMark429263980"/><text:span text:style-name="GUIText">Main Window</text:span><text:alphabetical-index-mark-end text:id="IMark429263980"/>. If auto update is enabled, you do not have to click the <text:span text:style-name="GUIText">Apply</text:span> button to apply changes.</text:p>
      <text:list xml:id="list2163991996" text:continue-numbering="true" text:style-name="L1">
        <text:list-item>
          <text:h text:style-name="P15" text:outline-level="2"><text:alphabetical-index-mark-start text:id="IMark429263980"/>Getting started<text:alphabetical-index-mark-end text:id="IMark429263980"/></text:h>
        </text:list-item>
      </text:list>
      <text:p text:style-name="Body">The rest of this manual details the ins and outs to using VisIt, but you can also very quickly visualize your data by opening a database and creating plots. You must first select databases to visualize. Sample data files are usually installed with VisIt in a data directory in the directory in which VisIt was installed. If you are running VisIt on the Windows platform, you can double-click on one of the sample Silo data files to open it in VisIt or you can run VisIt and open the <text:span text:style-name="GUIText">File Selection Window</text:span> from the <text:span text:style-name="GUIText">Main Window's File</text:span> menu. Highlight some files and click the <text:span text:style-name="GUIText">Ok</text:span> button in the <text:span text:style-name="GUIText">File Selection Window</text:span>. The <text:span text:style-name="GUIText">Main Window's File panel</text:span> should now contain some files. To open a file, click on its entry in the File panel and then click the <text:span text:style-name="GUIText">Open</text:span> button. If the database was successfully opened, the <text:span text:style-name="GUIText">Plot and operator</text:span> menu will be enabled.</text:p>
      <text:p text:style-name="Body">Once you have opened a database, you can use it to create a plot by selecting a plot type and database variable from the <text:span text:style-name="GUIText">Plots</text:span> menu. Once a plot is created, the <text:span text:style-name="GUIText">Active plots</text:span> <text:span text:style-name="GUIText">list</text:span> will show that the new plot has been added by displaying a description of the plot drawn in green text. The <text:soft-page-break/>color green indicates that the plot is in the new state and has not been drawn yet. To draw the plot, click the <text:span text:style-name="GUIText">Draw</text:span> button in the middle of the <text:span text:style-name="GUIText">Main Window</text:span>. That's all there is to creating a plot using VisIt. For more detailed information on creating plots and performing specific actions in VisIt, refer to the other chapters in this boo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12</text:page-number></text:p>
      </style:footer>
    </style:master-page>
    <style:master-page style:name="First_20_Page" style:display-name="First Page" style:page-layout-name="Mpm2" style:next-style-name="Left_20_Page">
      <style:footer>
        <text:p text:style-name="MP3"><text:page-number text:select-page="current">12</text:page-number></text:p>
      </style:footer>
    </style:master-page>
    <style:master-page style:name="Left_20_Page" style:display-name="Left Page" style:page-layout-name="Mpm3" style:next-style-name="Right_20_Page">
      <style:header>
        <text:p text:style-name="MP4"><text:chapter text:display="name" text:outline-level="2">Getting started</text:chapter></text:p>
      </style:header>
      <style:footer>
        <text:p text:style-name="Footer"><text:page-number text:select-page="current">12</text:page-number></text:p>
      </style:footer>
    </style:master-page>
    <style:master-page style:name="Right_20_Page" style:display-name="Right Page" style:page-layout-name="Mpm4" style:next-style-name="Left_20_Page">
      <style:header>
        <text:p text:style-name="MP5"><text:chapter text:display="name" text:outline-level="2">The Main Window</text:chapter></text:p>
      </style:header>
      <style:footer>
        <text:p text:style-name="MP6"><text:page-number text:select-page="current">12</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31:48</meta:creation-date>
    <dc:language>en-US</dc:language>
    <meta:editing-cycles>1</meta:editing-cycles>
    <meta:editing-duration>P0D</meta:editing-duration>
    <meta:initial-creator>Brad Whitlock</meta:initial-creator>
    <meta:document-statistic meta:table-count="2" meta:image-count="17" meta:object-count="0" meta:page-count="12" meta:paragraph-count="97" meta:word-count="2269" meta:character-count="13396"/>
    <meta:user-defined meta:name="Info 2"/>
    <meta:user-defined meta:name="Info 3"/>
    <meta:user-defined meta:name="Info 4"/>
    <meta:user-defined meta:name="Subdocument Chapter name">Introduction to VisIt</meta:user-defined>
  </office:meta>
</office:document-meta>
</file>